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The angel to Abraham</text:h>
      <text:p text:style-name="Text_20_body">Abraham, Abraham, you are old and cannot hear:<text:line-break/>what if you miss my small voice amongst the creaking<text:line-break/>of your own grief, kill your son unknowing<text:line-break/>of what he will be, and commit Israel to nothing?</text:p>
      <text:p text:style-name="Text_20_body">Abraham, you must know or hope that God<text:line-break/>will not allow your son to die; you must know<text:line-break/>that this is a test, but then why<text:line-break/>are you so bent on Isaac's destruction?<text:line-break/>Look at your eyes; there is more than fear<text:line-break/>there. I see in your eyes desperation,<text:line-break/>a manic passion to do right by your God<text:line-break/>whom you are not able to see or know.</text:p>
      <text:p text:style-name="Text_20_body">Am I too late? I will try to stay<text:line-break/>your old hands, the knife clenched<text:line-break/>within them, intent on ending life.</text:p>
      <text:p text:style-name="Text_20_body">Will you hear my small voice amongst the creaking,<text:line-break/>or will it be the chance bleating of a passing ram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angel to Abraham</dc:title>
  </office:meta>
</office:document-meta>
</file>